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14.867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2.581cm"/>
    </style:style>
    <style:style style:name="gr3" style:family="graphic" style:parent-style-name="standard">
      <style:graphic-properties draw:textarea-horizontal-align="justify" draw:textarea-vertical-align="middle" draw:auto-grow-height="false" fo:min-height="14.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7.755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85cm" fo:min-width="0.199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457cm" fo:min-width="0.758cm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svg:stroke-width="0.035cm" svg:stroke-color="#1b1b1b" draw:marker-start-width="0.252cm" draw:marker-end-width="0.252cm" draw:fill="none" draw:textarea-horizontal-align="justify" draw:textarea-vertical-align="middle" draw:auto-grow-height="false" fo:min-height="0.021cm" fo:min-width="0.04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367cm" svg:height="1.143cm" svg:x="2.651cm" svg:y="24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3.081cm" svg:height="0.889cm" svg:x="3.794cm" svg:y="23.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15.24cm" svg:x="5.283cm" svg:y="8.4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255cm" svg:height="0.508cm" svg:x="5.537cm" svg:y="8.4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1.397cm" svg:x="13.411cm" svg:y="9.0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97cm" svg:height="1.651cm" svg:x="5.283cm" svg:y="22.20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" draw:text-style-name="P1" draw:layer="layout" svg:width="1.397cm" svg:height="1.651cm" draw:transform="rotate (-3.1396727914126) translate (13.792cm 10.14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1" draw:layer="layout" svg:width="1.397cm" svg:height="1.651cm" svg:x="5.283cm" svg:y="8.492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8" draw:text-style-name="P2" draw:layer="layout" svg:width="1.778cm" svg:height="2.413cm" svg:x="12.75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3.7cm" svg:y1="12.938cm" svg:x2="13.7cm" svg:y2="17.002cm">
          <text:p/>
        </draw:line>
        <draw:line draw:style-name="gr9" draw:text-style-name="P2" draw:layer="layout" svg:x1="13.7cm" svg:y1="13.827cm" svg:x2="10.906cm" svg:y2="12.684cm">
          <text:p/>
        </draw:line>
        <draw:line draw:style-name="gr9" draw:text-style-name="P2" draw:layer="layout" svg:x1="13.706cm" svg:y1="13.828cm" svg:x2="16.5cm" svg:y2="12.685cm">
          <text:p/>
        </draw:line>
        <draw:line draw:style-name="gr9" draw:text-style-name="P2" draw:layer="layout" svg:x1="13.7cm" svg:y1="17.002cm" svg:x2="11.795cm" svg:y2="20.431cm">
          <text:p/>
        </draw:line>
        <draw:line draw:style-name="gr9" draw:text-style-name="P2" draw:layer="layout" svg:x1="13.695cm" svg:y1="17.003cm" svg:x2="15.6cm" svg:y2="20.432cm">
          <text:p/>
        </draw:line>
        <draw:frame draw:style-name="gr10" draw:text-style-name="P3" draw:layer="layout" svg:width="0.889cm" svg:height="1.016cm" svg:x="12.965cm" svg:y="11.16cm">
          <draw:text-box>
            <text:p>+</text:p>
          </draw:text-box>
        </draw:frame>
        <draw:frame draw:style-name="gr10" draw:text-style-name="P3" draw:layer="layout" svg:width="0.889cm" svg:height="1.016cm" svg:x="13.566cm" svg:y="11.16cm">
          <draw:text-box>
            <text:p>+</text:p>
          </draw:text-box>
        </draw:frame>
        <draw:custom-shape draw:style-name="gr11" draw:text-style-name="P2" draw:layer="layout" svg:width="0.762cm" svg:height="0.381cm" svg:x="16.421cm" svg:y="12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05T16:30:22.009000000</meta:creation-date>
    <dc:date>2023-06-05T16:57:39.719000000</dc:date>
    <meta:editing-duration>PT17M</meta:editing-duration>
    <meta:editing-cycles>12</meta:editing-cycles>
    <meta:generator>LibreOffice/5.3.6.1$Windows_x86 LibreOffice_project/686f202eff87ef707079aeb7f485847613344eb7</meta:generator>
    <meta:document-statistic meta:object-count="18"/>
  </office:meta>
</office:document-meta>
</file>